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Open Sans" svg:font-family="'Open Sans'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185cm" loext:contextual-spacing="false" fo:orphans="2" fo:widows="2" fo:text-indent="0cm" style:auto-text-indent="false"/>
      <style:text-properties officeooo:paragraph-rsid="0020ed55"/>
    </style:style>
    <style:style style:name="P2" style:family="paragraph" style:parent-style-name="Text_20_body">
      <style:paragraph-properties fo:margin-left="0cm" fo:margin-right="0cm" fo:margin-top="0cm" fo:margin-bottom="0.185cm" loext:contextual-spacing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185cm" loext:contextual-spacing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20ed55"/>
    </style:style>
    <style:style style:name="P4" style:family="paragraph" style:parent-style-name="Text_20_body">
      <style:paragraph-properties fo:margin-left="0cm" fo:margin-right="0cm" fo:margin-top="0cm" fo:margin-bottom="0.185cm" loext:contextual-spacing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255e71" officeooo:paragraph-rsid="00255e71"/>
    </style:style>
    <style:style style:name="P5" style:family="paragraph" style:parent-style-name="Text_20_body">
      <style:paragraph-properties fo:margin-left="0cm" fo:margin-right="0cm" fo:margin-top="0cm" fo:margin-bottom="0.185cm" loext:contextual-spacing="false" fo:orphans="2" fo:widows="2" fo:text-indent="0cm" style:auto-text-indent="false"/>
      <style:text-properties officeooo:rsid="0020ed55" officeooo:paragraph-rsid="00255e71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f4205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0ed55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officeooo:rsid="00208933" officeooo:paragraph-rsid="00208933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officeooo:rsid="0020ed55" officeooo:paragraph-rsid="0020ed55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f4205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1f4205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rsid="00208933" officeooo:paragraph-rsid="00208933"/>
    </style:style>
    <style:style style:name="P13" style:family="paragraph" style:parent-style-name="Text_20_body">
      <style:paragraph-properties fo:margin-left="0cm" fo:margin-right="0cm" fo:margin-top="0cm" fo:margin-bottom="0.185cm" loext:contextual-spacing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/>
    </style:style>
    <style:style style:name="T1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000000" fo:letter-spacing="normal" officeooo:rsid="001f4205"/>
    </style:style>
    <style:style style:name="T4" style:family="text">
      <style:text-properties fo:font-variant="normal" fo:text-transform="none" fo:color="#000000" fo:letter-spacing="normal" officeooo:rsid="0020ed55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0079b6" style:text-line-through-style="none" style:text-line-through-type="none" style:font-name="Arial" fo:font-size="12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0079b6" style:text-line-through-style="none" style:text-line-through-type="none" style:font-name="Arial" fo:font-size="12pt" fo:letter-spacing="normal" fo:font-style="normal" style:text-underline-style="none" fo:font-weight="normal" officeooo:rsid="002cd375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6"><text:span text:style-name="T4">1.<text:tab/></text:span><text:span text:style-name="T3">Book by Jo Pardue:<text:tab/></text:span><text:a xlink:type="simple" xlink:href="https://epdf.pub/c-programming-for-microcontrollers.html" text:style-name="Internet_20_link" text:visited-style-name="Visited_20_Internet_20_Link"><text:span text:style-name="T2">https://epdf.pub/c-programming-for-microcontrollers.html</text:span></text:a></text:p>
      <text:p text:style-name="P11"/>
      <text:p text:style-name="P12">The book appears on the screen in its own window. <text:s/>Click on the download icon which is is next to the print icon.</text:p>
      <text:p text:style-name="P12"/>
      <text:p text:style-name="P12"/>
      <text:p text:style-name="P8"><text:span text:style-name="T4">2.<text:tab/>Programmers notepad<text:tab/><text:tab/></text:span><text:span text:style-name="T2">https://www.pnotepad.org/download/</text:span></text:p>
      <text:p text:style-name="P9">Get the portable version</text:p>
      <text:p text:style-name="P7"/>
      <text:p text:style-name="P9">3.<text:tab/>Arduino<text:tab/>Go to <text:tab/><text:tab/><text:a xlink:type="simple" xlink:href="https://www.arduino.cc/en/software" text:style-name="Internet_20_link" text:visited-style-name="Visited_20_Internet_20_Link">https://www.arduino.cc/en/software</text:a></text:p>
      <text:p text:style-name="P9"/>
      <text:p text:style-name="P9"/>
      <text:p text:style-name="P9">4.<text:tab/>Bray++</text:p>
      <text:p text:style-name="P1"><text:span text:style-name="T5"><text:tab/></text:span><text:a xlink:type="simple" xlink:href="https://sites.google.com/site/terminalbpp/" text:style-name="Internet_20_link" text:visited-style-name="Visited_20_Internet_20_Link"><text:span text:style-name="T6">https://</text:span></text:a><text:a xlink:type="simple" xlink:href="https://sites.google.com/site/terminalbpp/" text:style-name="Internet_20_link" text:visited-style-name="Visited_20_Internet_20_Link"><text:span text:style-name="T7">www.</text:span></text:a><text:a xlink:type="simple" xlink:href="https://sites.google.com/site/terminalbpp/" text:style-name="Internet_20_link" text:visited-style-name="Visited_20_Internet_20_Link"><text:span text:style-name="T6">sites.google.com/site/terminalbpp/</text:span></text:a><text:span text:style-name="T1">. </text:span></text:p>
      <text:p text:style-name="P3">But take care to download the version 20130820, other versions</text:p>
      <text:p text:style-name="P2">may have an issue with the "scroll" button.</text:p>
      <text:p text:style-name="P2"/>
      <text:p text:style-name="P4">Data sheet </text:p>
      <text:p text:style-name="P4">https://ww1.microchip.com/downloads/en/DeviceDoc/ATmega48A-PA-88A-PA-168A-PA-328-P-DS-DS40002061A.pdf</text:p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Open Sans" svg:font-family="'Open Sans'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4T17:14:03.456000000</meta:creation-date>
    <dc:date>2022-02-23T11:52:25.544000000</dc:date>
    <meta:editing-duration>PT6H29M13S</meta:editing-duration>
    <meta:editing-cycles>7</meta:editing-cycles>
    <meta:generator>LibreOffice/6.2.8.2$Windows_X86_64 LibreOffice_project/f82ddfca21ebc1e222a662a32b25c0c9d20169ee</meta:generator>
    <meta:document-statistic meta:table-count="0" meta:image-count="0" meta:object-count="0" meta:page-count="1" meta:paragraph-count="11" meta:word-count="66" meta:character-count="601" meta:non-whitespace-character-count="539"/>
  </office:meta>
</office:document-meta>
</file>